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2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37.98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71.72mm"/>
    </style:style>
    <style:style style:name="co10" style:family="table-column">
      <style:table-column-properties fo:break-before="auto" style:column-width="30.83mm"/>
    </style:style>
    <style:style style:name="co11" style:family="table-column">
      <style:table-column-properties fo:break-before="auto" style:column-width="39.32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shield_1|knows_power_draw_1|knows_ironflesh_1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shield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ironflesh_1|knows_power_draw_1|knows_athletics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2|knows_power_draw_1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ironflesh_1|knows_power_strike_1|knows_shield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1|knows_ironflesh_1|knows_power_strike_1|knows_power_throw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power_dra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shield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|knows_ironflesh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1|knows_power_strike_1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3|knows_power_draw_2|knows_power_strike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shield_2|knows_power_draw_3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3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athletics_3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shield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2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ohan_shoes,itm_leather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ohan_shoes,itm_leather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strike_2|knows_power_draw_3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leather_boots,itm_regular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leather_boots,itm_regular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itm_hood_grey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armor_m_archer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armor_m_archer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Elite_Infantry&quot;,&quot;Rivendell_Elite_Infantry&quot;,tf_imladris| tfg_gloves| tfg_shield| tfg_armor| tfg_helm| tfg_boots| tf_no_capture_alive,0,0,fac_imladris,[itm_riv_helm_c,itm_riv_armor_med,itm_leather_gloves_good,itm_riv_boots,itm_riv_1h_sword,itm_riv_shield_a,],attr_elf_tier_5,wp_elf_tier_5,knows_common|knows_athletics_5|knows_power_draw_5|knows_power_strike_5|knows_ironflesh_4,rivendell_elf_face_1,rivendell_elf_face_2]," calcext:value-type="string">
            <text:p>["i5_riv_swordmaster","Rivendell_Elite_Infantry","Rivendell_Elite_Infantry",tf_imladris| tfg_gloves| tfg_shield| tfg_armor| tfg_helm| tfg_boots| tf_no_capture_alive,0,0,fac_imladris,[itm_riv_helm_c,itm_riv_armor_med,itm_leather_gloves_good,itm_riv_boots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_good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1|knows_power_draw_3|knows_power_strike_2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,itm_short_bow,itm_arrows,itm_arnor_sword_f,],attr_elf_tier_1,wp_elf_tier_1,knows_common|knows_athletics_1|knows_power_draw_3|knows_power_strike_2|knows_ironflesh_2,arnor_face_middle_1,arnor_face_middle_2]," calcext:value-type="string">
            <text:p>["a1_arnor_scout","Dunedain_Scout","Dunedain_Scouts",tf_dunedain| tfg_armor| tfg_boots,0,0,fac_imladris,[itm_hood_grey_bad,itm_arnor_armor_c,itm_leather_gloves,itm_leather_boots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2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regular_bow,itm_arrows,itm_arnor_sword_f,],attr_elf_tier_2,wp_elf_tier_2,knows_common|knows_athletics_2|knows_power_draw_3|knows_power_strike_4|knows_ironflesh_2,arnor_face_middle_1,arnor_face_middle_2]," calcext:value-type="string">
            <text:p>["a2_arnor_vet_scout","Dunedain_Tracker","Dunedain_Trackers",tf_dunedain| tfg_armor| tfg_boots,0,0,fac_imladris,[itm_hood_grey,itm_arnor_armor_c,itm_leather_gloves,itm_leather_boots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arnor_greaves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arnor_greaves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arnor_splinte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arnor_splinte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arnor_splinte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arnor_splinte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arnor_splinte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arnor_splinte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riding_2|knows_power_strike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horse_archery_1| knows_riding_2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shield_1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Raven_Rider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number-columns-repeated="2" table:style-name="ce3" office:value-type="string" calcext:value-type="string">
            <text:p>Variag_Ironclad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number-columns-repeated="2" table:style-name="ce3" office:value-type="string" calcext:value-type="string">
            <text:p>Variag_Lancer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|knows_power_draw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2|knows_power_draw_1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common|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common|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.00.0000</text:date>, <text:time style:data-style-name="N2" text:time-value="18:10:36.5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2-04T21:09:01.386000000</dc:date>
    <meta:editing-cycles>331</meta:editing-cycles>
    <meta:editing-duration>P3DT22H21M25S</meta:editing-duration>
    <meta:document-statistic meta:table-count="2" meta:cell-count="6754" meta:object-count="0"/>
  </office:meta>
</office:document-meta>
</file>